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Bodoni MT" svg:font-family="'Bodoni MT'" style:font-pitch="variable"/>
    <style:font-face style:name="MS Gothic" svg:font-family="'MS Gothic'" style:font-pitch="variable"/>
    <style:font-face style:name="Tahoma" svg:font-family="Tahoma" style:font-pitch="variable"/>
    <style:font-face style:name="Source Serif Pro Black" svg:font-family="'Source Serif Pr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Chiller" svg:font-family="Chiller" style:font-family-generic="script" style:font-pitch="variable"/>
    <style:font-face style:name="Comic Sans MS" svg:font-family="'Comic Sans MS'" style:font-family-generic="script" style:font-pitch="variable"/>
    <style:font-face style:name="Edwardian Script ITC" svg:font-family="'Edwardian Script ITC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3pt" fo:font-weight="bold" officeooo:rsid="0011f5c5" officeooo:paragraph-rsid="0011f5c5" fo:background-color="transparent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fo:color="#000000" loext:opacity="100%" fo:font-size="13pt" fo:font-weight="bold" officeooo:rsid="0013c5e7" officeooo:paragraph-rsid="0013c5e7" fo:background-color="transparent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color="#000000" loext:opacity="100%" fo:font-size="12pt" fo:font-weight="bold" officeooo:rsid="0011f5c5" officeooo:paragraph-rsid="0011f5c5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loext:opacity="100%" fo:font-size="12pt" fo:font-weight="bold" officeooo:rsid="0013c5e7" officeooo:paragraph-rsid="0013c5e7" fo:background-color="transparent" style:font-size-asian="10.5pt" style:font-weight-asian="bold" style:font-size-complex="12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" style:family="paragraph">
      <loext:graphic-properties draw:fill="gradient" draw:fill-color="#34495e" draw:secondary-fill-color="#deb887" draw:fill-gradient-name="Pastel_20_Dream" draw:gradient-step-count="64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font-size="16pt" officeooo:rsid="0011f5c5" style:font-size-asian="14pt" style:font-size-complex="16pt"/>
    </style:style>
    <style:style style:name="T2" style:family="text">
      <style:text-properties fo:color="#c9211e" loext:opacity="100%" fo:font-size="16pt" officeooo:rsid="0011f5c5" fo:background-color="#ffff00" loext:char-shading-value="0" style:font-size-asian="14pt" style:font-size-complex="16pt"/>
    </style:style>
    <style:style style:name="T3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4" style:family="text">
      <style:text-properties fo:font-size="10.5pt" style:font-size-asian="9.14999961853027pt" style:font-size-complex="10.5pt"/>
    </style:style>
    <style:style style:name="T5" style:family="text">
      <style:text-properties fo:font-size="10.5pt" fo:font-weight="normal" style:font-size-asian="9.14999961853027pt" style:font-weight-asian="normal" style:font-size-complex="10.5pt" style:font-weight-complex="normal"/>
    </style:style>
    <style:style style:name="T6" style:family="text">
      <style:text-properties fo:font-size="10.5pt" fo:font-weight="normal" officeooo:rsid="0013c5e7" style:font-size-asian="9.14999961853027pt" style:font-weight-asian="normal" style:font-size-complex="10.5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gr1" style:family="graphic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34495e" draw:secondary-fill-color="#deb887" draw:fill-gradient-name="Pastel_20_Dream" draw:gradient-step-count="64" draw:textarea-horizontal-align="center" draw:textarea-vertical-align="middle" draw:auto-grow-height="false" draw:fit-to-size="false" style:shrink-to-fit="false" fo:min-height="1.674cm" fo:min-width="5.066cm" fo:padding-top="0.131cm" fo:padding-bottom="0.131cm" fo:padding-left="0.25cm" fo:padding-right="0.25cm" fo:wrap-option="wrap" draw:shadow="visible" draw:shadow-offset-x="0.212cm" draw:shadow-offset-y="0.212cm" draw:shadow-color="#bf0041" draw:shadow-opacity="100%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Heavy-Metal" draw:style-name="gr1" draw:text-style-name="P6" svg:width="5.566cm" svg:height="1.934cm" svg:x="6.126cm" svg:y="-0.663cm"><text:p text:style-name="P5"><text:span text:style-name="T8">7 dôvodov</text:span></text:p><draw:enhanced-geometry svg:viewBox="0 0 21600 21600" draw:mirror-horizontal="false" draw:mirror-vertical="false" draw:text-path="true" draw:text-path-mode="shape" draw:text-path-scale="path" draw:text-path-same-letter-heights="false" draw:extrusion="true" draw:extrusion-rotation-angle="25 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-3.472cm 25cm)" draw:extrusion-origin="0.5 -0.5" draw:extrusion-skew="50 -135" draw:extrusion-depth="1cm 0" draw:extrusion-color="true" draw:extrusion-brightness="15%" draw:extrusion-light-face="true" draw:extrusion-first-light-harsh="true" draw:extrusion-second-light-harsh="false" draw:extrusion-first-light-level="67%" draw:extrusion-second-light-level="37%" draw:glue-points="?f18 ?f0 ?f20 10800 ?f19 ?f1 ?f21 10800" draw:text-areas="0 0 21600 21600" draw:type="fontwork-wave" draw:modifiers="140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ext:p text:style-name="Standard"/>
      <text:p text:style-name="Standard"/>
      <text:p text:style-name="Standard"/>
      <text:p text:style-name="Standard"><text:tab/><text:tab/><text:tab/><text:tab/><text:tab/> <text:s text:c="2"/><text:span text:style-name="T2">PREČO CHODÍM </text:span></text:p>
      <text:p text:style-name="Standard"><text:span text:style-name="T1"><text:tab/><text:tab/><text:tab/><text:tab/><text:tab/><text:tab/> <text:s text:c="2"/></text:span><text:span text:style-name="T2">RÁD</text:span></text:p>
      <text:p text:style-name="Standard"><text:span text:style-name="T1"><text:tab/><text:tab/><text:tab/><text:tab/><text:tab/> <text:s text:c="6"/></text:span><text:span text:style-name="T2">DO ŠKOLY</text:span></text:p>
      <text:p text:style-name="Standard"><text:span text:style-name="T2"/></text:p>
      <text:p text:style-name="P1">1. VZDELANIE</text:p>
      <text:p text:style-name="P1"><text:tab/><text:span text:style-name="T3">Vzdelanie je v živote potrebné. Dáva nám ho práve škola. Kebi školi neegzistovaly, šeci bi pýsaly takto.</text:span></text:p>
      <text:p text:style-name="P1"><text:span text:style-name="T3"><text:tab/>Ale to iba tí inteligentnejší, väčšina by vôbec písať nevedela.</text:span></text:p>
      <text:p text:style-name="P3">2. KOLEKTÍV</text:p>
      <text:p text:style-name="P3"><text:tab/><text:span text:style-name="T5">Sú rozličné dôvody, prečo sa učí v skupinách a nie samostatne. </text:span><text:span text:style-name="T6">Jeden z nich je, že nie je dostatok učiteľov.</text:span></text:p>
      <text:p text:style-name="P3"><text:span text:style-name="T6"><text:tab/>Druhý, oveľa dôležitejší dôvod je, že pri samostatnom učení by sa žiaci cítili osamelo. Pri pocite samoty sa <text:tab/>totiž oveľa ťažšie píšu domáce úlohy. Čo na tom, poviete si. Detiská sa predsa môžu stretávať po škole.</text:span></text:p>
      <text:p text:style-name="P3"><text:span text:style-name="T6"><text:tab/>Bez školy by ale veľa detí nemalo vôbec žiadnych kamarátov. S postupom času by začínalo mať pocit, že <text:tab/>nikam nepatrí.</text:span></text:p>
      <text:p text:style-name="P2">3<text:span text:style-name="T7">. ŠKOLSKÉ OBEDY</text:span></text:p>
      <text:p text:style-name="P2"><text:tab/><text:span text:style-name="T5">Školy robia rodičom ešte aj tú láskavosť, že deťom nemusia robiť obedy. Pravdaže niečo si musia priplatiť.</text:span></text:p>
      <text:p text:style-name="P2"><text:span text:style-name="T5"><text:tab/>Je dobré aj to, že si môžeme vybrať medzi dvoma jedlami. Potom nemusíme v pondelok vždy jesť žemľovku</text:span></text:p>
      <text:p text:style-name="P2"><text:span text:style-name="T5"><text:tab/>alebo ryžový nákyp.</text:span></text:p>
      <text:p text:style-name="P4">4. PRÍPRAVA NA BUDÚCE POVOLANIE</text:p>
      <text:p text:style-name="P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Bodoni MT" svg:font-family="'Bodoni MT'" style:font-pitch="variable"/>
    <style:font-face style:name="MS Gothic" svg:font-family="'MS Gothic'" style:font-pitch="variable"/>
    <style:font-face style:name="Tahoma" svg:font-family="Tahoma" style:font-pitch="variable"/>
    <style:font-face style:name="Source Serif Pro Black" svg:font-family="'Source Serif Pr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Chiller" svg:font-family="Chiller" style:font-family-generic="script" style:font-pitch="variable"/>
    <style:font-face style:name="Comic Sans MS" svg:font-family="'Comic Sans MS'" style:font-family-generic="script" style:font-pitch="variable"/>
    <style:font-face style:name="Edwardian Script ITC" svg:font-family="'Edwardian Script ITC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7T11:27:45.005463063</meta:creation-date>
    <dc:date>2020-10-17T11:50:12.935271289</dc:date>
    <meta:editing-duration>PT10M7S</meta:editing-duration>
    <meta:editing-cycles>1</meta:editing-cycles>
    <meta:document-statistic meta:table-count="0" meta:image-count="0" meta:object-count="0" meta:page-count="1" meta:paragraph-count="16" meta:word-count="158" meta:character-count="963" meta:non-whitespace-character-count="779"/>
    <meta:generator>LibreOffice/7.0.2.2$Linux_X86_64 LibreOffice_project/00$Build-2</meta:generator>
  </office:meta>
</office:document-meta>
</file>